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language="ru" fo:country="RU"/>
    </style:style>
    <style:style style:name="P3" style:family="paragraph" style:parent-style-name="Standard">
      <style:paragraph-properties fo:text-align="start" style:justify-single-word="false"/>
      <style:text-properties fo:language="en" fo:country="US"/>
    </style:style>
    <style:style style:name="P4" style:family="paragraph" style:parent-style-name="Standard" style:list-style-name="L1">
      <style:paragraph-properties fo:text-align="start" style:justify-single-word="false"/>
      <style:text-properties fo:language="ru" fo:country="RU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стовое задание на разработку мобильного приложения.</text:p>
      <text:p text:style-name="P2">Требуется разработать приложение <text:span text:style-name="T1">«</text:span>Адресная Книга<text:span text:style-name="T1">» </text:span>сотрудников компании. Требования к приложению:</text:p>
      <text:list xml:id="list3736855751551195717" text:style-name="L1">
        <text:list-item>
          <text:p text:style-name="P4">При первом запуске приложение появляется окно авторизации для ввода логина и пароля</text:p>
        </text:list-item>
        <text:list-item>
          <text:p text:style-name="P4">После успешной авторизации логин и пароль сохраняются и используются для последующих запусков приложения. </text:p>
        </text:list-item>
        <text:list-item>
          <text:p text:style-name="P4">После авторизации отображаются отделы и сотрудники в древовидной структуре</text:p>
        </text:list-item>
        <text:list-item>
          <text:p text:style-name="P4">По клику на сотрудника отображается детальная информация о сотруднике и его фотография</text:p>
        </text:list-item>
        <text:list-item>
          <text:p text:style-name="P5"><text:span text:style-name="T2">При клике по номеру телефона сотрудника выбирается приложение для звонка, аналогично с </text:span><text:span text:style-name="T1">email.</text:span></text:p>
        </text:list-item>
        <text:list-item>
          <text:p text:style-name="P4">Возможность логаута(забыть пароль).</text:p>
        </text:list-item>
        <text:list-item>
          <text:p text:style-name="P4">Дизайн приложения должен быть реализован согласно гайдлайнам выбранной платформы</text:p>
        </text:list-item>
      </text:list>
      <text:p text:style-name="P2"/>
      <text:p text:style-name="P2">Методы:</text:p>
      <text:p text:style-name="P2">Проверка авторизации</text:p>
      <text:p text:style-name="P2"><text:a xlink:type="simple" xlink:href="https://cabinet.taximaxim.ru/Contacts.svc/Hello?login" text:style-name="Internet_20_link" text:visited-style-name="Visited_20_Internet_20_Link">https://contact.taxsee.com/Contacts.svc/Hello?login</text:a>=&lt;логин&gt;&amp;password=&lt;пароль&gt;</text:p>
      <text:p text:style-name="P3"/>
      <text:p text:style-name="P2">Получение структуры данных по отделам и сотрудникам</text:p>
      <text:p text:style-name="P2"><text:a xlink:type="simple" xlink:href="https://cabinet.taximaxim.ru/Contacts.svc/GetAll?login" text:style-name="Internet_20_link" text:visited-style-name="Visited_20_Internet_20_Link">https://contact.taxsee.com/Contacts.svc/GetAll?login</text:a>=&lt;логин&gt;&amp;password=&lt;пароль&gt;</text:p>
      <text:p text:style-name="P3"/>
      <text:p text:style-name="P2">Получение фотографии сотрудника</text:p>
      <text:p text:style-name="P2"><text:a xlink:type="simple" xlink:href="https://cabinet.taximaxim.ru/Contacts.svc/GetWPhoto?login" text:style-name="Internet_20_link" text:visited-style-name="Visited_20_Internet_20_Link">https://contact.taxsee.com/Contacts.svc/GetWPhoto?login</text:a>=&lt;логин&gt;&amp;password=&lt;пароль&gt;&amp;id=&lt;id<text:span text:style-name="T1"> </text:span>сотрудника<text:span text:style-name="T1">&gt;</text:span></text:p>
      <text:p text:style-name="P3"/>
      <text:p text:style-name="P2">Тестовые данные для авторизации:</text:p>
      <text:p text:style-name="P3">login: test_user</text:p>
      <text:p text:style-name="P3">password: test_pass</text:p>
      <text:p text:style-name="P3"/>
      <text:p text:style-name="P2">Результат в виде исходного кода приложения нужно отправить на <text:span text:style-name="T1">medvedev_as@ooo.technolog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27T10:00:52.20</meta:creation-date>
    <dc:date>2017-02-08T16:40:05.57</dc:date>
    <meta:editing-duration>PT29M14S</meta:editing-duration>
    <meta:editing-cycles>10</meta:editing-cycles>
    <meta:generator>OpenOffice/4.1.3$Win32 OpenOffice.org_project/413m1$Build-9783</meta:generator>
    <meta:document-statistic meta:table-count="0" meta:image-count="0" meta:object-count="0" meta:page-count="1" meta:paragraph-count="20" meta:word-count="129" meta:character-count="1239"/>
  </office:meta>
</office:document-meta>
</file>